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5cc5" officeooo:paragraph-rsid="001d5cc5"/>
    </style:style>
    <style:style style:name="P2" style:family="paragraph" style:parent-style-name="Header">
      <style:text-properties officeooo:rsid="001d5cc5" officeooo:paragraph-rsid="001d5cc5"/>
    </style:style>
    <style:style style:name="T1" style:family="text">
      <style:text-properties officeooo:rsid="001d9ca5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draw:frame draw:style-name="fr1" draw:name="Object1" text:anchor-type="as-char" svg:y="-0.2181in" svg:width="2.0957in" svg:height="0.3764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d5cc5" officeooo:paragraph-rsid="001d5cc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lex Harry</text:p>
        <text:p text:style-name="MP1">John Lambrecht</text:p>
        <text:p text:style-name="MP1">Justin Keeling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6:22:28.436746672</meta:creation-date>
    <dc:date>2019-04-21T16:45:51.427539755</dc:date>
    <meta:editing-duration>PT3M2S</meta:editing-duration>
    <meta:editing-cycles>1</meta:editing-cycles>
    <meta:document-statistic meta:table-count="0" meta:image-count="0" meta:object-count="1" meta:page-count="1" meta:paragraph-count="4" meta:word-count="7" meta:character-count="41" meta:non-whitespace-character-count="37"/>
    <meta:generator>LibreOffice/6.0.7.3.0$Linux_X86_64 LibreOffice_project/00$Build-3</meta:generator>
  </office:meta>
</office:document-meta>
</file>

<file path=Object 1/content.xml><?xml version="1.0" encoding="utf-8"?>
<math xmlns="http://www.w3.org/1998/Math/MathML" display="block">
  <semantics>
    <mrow>
      <mi mathvariant="italic">Claim</mi>
      <mi mathvariant="normal">:</mi>
      <mrow>
        <mrow>
          <mi mathvariant="italic">MAX</mi>
          <mo stretchy="false">−</mo>
          <mi mathvariant="italic">DISTANCE</mi>
        </mrow>
        <mo stretchy="false">∈</mo>
        <mi>P</mi>
      </mrow>
    </mrow>
    <annotation encoding="StarMath 5.0">Claim: MAX-DISTANCE in P newline
</annotation>
  </semantics>
</math>
</file>